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7a7" officeooo:paragraph-rsid="001737a7"/>
    </style:style>
    <style:style style:name="P2" style:family="paragraph" style:parent-style-name="Standard">
      <style:text-properties officeooo:rsid="0018b7ec" officeooo:paragraph-rsid="0018b7ec"/>
    </style:style>
    <style:style style:name="T1" style:family="text">
      <style:text-properties officeooo:rsid="0018b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адмап стал слишком большой, трудно поддерживать актуальный список того что хотел реализовать. Нужна структурированная система развития проекта глобальные цели, локальные цели, доработки, баги, расширение логики. </text:p>
      <text:p text:style-name="P1"/>
      <text:p text:style-name="P1">Самому структурировать, распределять по направлениям и т. д. — слишком долго, <text:span text:style-name="T1">для этой цели использовать локальную ИИ модель, которую снабдить интерфейсом и отдавать ей всю нашу информацию по разработке, чтобы она формровала документацию, базу знаний для пользователей и технических специалистов и нейросетей о разрабатываемой системе.</text:span></text:p>
      <text:p text:style-name="P1"/>
      <text:p text:style-name="P2">В следствии чего можно будет уменьшить количество правил курсора, которое тебе необходимо на каждом шаге обрабатывать, кастомизировать эти правила — после получения каждого запроса от меня ты обращаешься к нашей локальной модели, забираешь у нее знания о программе (роуты, маршруты, логика, какие файлы и какие строки в них и т. д.) и уже планируешь изменения кода, не перелопачивая каждый раз файлы и не тратишь время на поиск уже неоднократно найденной информации.</text:p>
      <text:p text:style-name="P2"/>
      <text:p text:style-name="P2">Вот хороший пример (главная цель) — в результате планирования нам нужно добиться, чтобы локальная нейросеть была твоей паматью о проекте, которая знает все и вся обо всех технических, логических, программных моментах проекта. Желательно предусмотреть возможность ведения нескольких проектов нейростью.</text:p>
      <text:p text:style-name="P2"/>
      <text:p text:style-name="P2">В последствии нейросеть должна стать специалистом по поддержке пользователей, администраторов и программистов этого проекта. На основании собранной информации она должна генерировать базу знаний и общаться через систему или другие каналы с пользователями. </text:p>
      <text:p text:style-name="P2"/>
      <text:p text:style-name="P2">Это моя идея. Я не знаю технологий, которые нужны для ее реализации, ресурсов и т.д. Оцени возможность технической реализации, трудоемкость. Также нужно понять нужно ли это начинать реализовывать в рамках данного проекта Cursor или создать новый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7:45:16.291878978</meta:creation-date>
    <meta:editing-duration>PT18H34M1S</meta:editing-duration>
    <meta:editing-cycles>2</meta:editing-cycles>
    <meta:generator>LibreOffice/25.2.6.2$Linux_X86_64 LibreOffice_project/520$Build-2</meta:generator>
    <dc:date>2025-10-25T12:29:26.509078896</dc:date>
    <meta:document-statistic meta:table-count="0" meta:image-count="0" meta:object-count="0" meta:page-count="1" meta:paragraph-count="6" meta:word-count="245" meta:character-count="1818" meta:non-whitespace-character-count="1574"/>
  </office:meta>
</office:document-meta>
</file>